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language="en" fo:country="US" fo:font-style="normal" style:text-underline-style="none" officeooo:rsid="00064023" officeooo:paragraph-rsid="00064023" style:font-style-asian="normal" style:font-style-complex="normal"/>
    </style:style>
    <style:style style:name="P2" style:family="paragraph" style:parent-style-name="Title">
      <style:text-properties fo:language="en" fo:country="US" fo:font-style="italic" style:text-underline-style="solid" style:text-underline-width="auto" style:text-underline-color="font-color" style:font-style-asian="italic" style:font-style-complex="italic"/>
    </style:style>
    <style:style style:name="P3" style:family="paragraph" style:parent-style-name="Text_20_body">
      <style:text-properties fo:language="en" fo:country="US" fo:font-style="normal" style:text-underline-style="none" officeooo:rsid="00083ea6" officeooo:paragraph-rsid="00083ea6" style:font-style-asian="normal" style:font-style-complex="normal"/>
    </style:style>
    <style:style style:name="P4" style:family="paragraph" style:parent-style-name="Text_20_body">
      <style:text-properties fo:language="en" fo:country="US" fo:font-style="normal" style:text-underline-style="none" officeooo:rsid="000db3c8" officeooo:paragraph-rsid="000db3c8" style:font-style-asian="normal" style:font-style-complex="normal"/>
    </style:style>
    <style:style style:name="P5" style:family="paragraph" style:parent-style-name="Text_20_body">
      <style:text-properties fo:language="en" fo:country="US" fo:font-style="normal" style:text-underline-style="none" officeooo:rsid="000f06c1" officeooo:paragraph-rsid="000f06c1" style:font-style-asian="normal" style:font-style-complex="normal"/>
    </style:style>
    <style:style style:name="P6" style:family="paragraph" style:parent-style-name="Text_20_body">
      <style:text-properties fo:language="en" fo:country="US" fo:font-style="normal" style:text-underline-style="none" officeooo:rsid="000f375f" officeooo:paragraph-rsid="000f375f" style:font-style-asian="normal" style:font-style-complex="normal"/>
    </style:style>
    <style:style style:name="T1" style:family="text">
      <style:text-properties officeooo:rsid="000f06c1"/>
    </style:style>
    <style:style style:name="T2" style:family="text">
      <style:text-properties officeooo:rsid="000fde7c"/>
    </style:style>
    <style:style style:name="T3" style:family="text">
      <style:text-properties officeooo:rsid="0011c5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swers</text:p>
      <text:h text:style-name="Heading_20_1" text:outline-level="1">p32:</text:h>
      <text:p text:style-name="P1"><text:tab/>The printf is doing exactly what it should. We are working with a pointer called punt. First, we assign the address of x to punt and in *punt = 4, we say that whatever is pointed by punt (x) is 4. We are doing the same for y. Then, we have indirectly assign x and y the values of 4 and 8 respectively. This is what the printf shows.</text:p>
      <text:h text:style-name="Heading_20_1" text:outline-level="1">p33:</text:h>
      <text:p text:style-name="P3"><text:tab/>The result is also the expected one here. First of all, we are assigning the pointer p the address of the first element of the array (array[0]). We are then telling it that whatever is pointed by p is equal to 5 (*p = 5;). After that, we tell pointer to point to p + 2. Thanks to pointer arithmetic, p + 2 is actually p + sizeof(int)*2. We are jumping two spaces in memory, that is actually adding 8 bytes to the memory address. Anyhow, we are assigning array[2] the value 15 in *(p + 2) = 15; What we are saying there is: whatever is 2 spaces ahead of p is now equal to 15. Then, printing array[0] and array[2] shows 5 and 15, just as we know it would.</text:p>
      <text:h text:style-name="Heading_20_1" text:outline-level="1">P35:</text:h>
      <text:p text:style-name="P4"><text:tab/>Executing the program throws a segmentation fault error in the terminal. Segmentation fault errors are generated when we try to access memory we should not have access to. This is what is happening here exactly. We are trying to alter the value of the data contained in NULL which is a memory address owned by the OS itself. This is why the <text:span text:style-name="T1">same </text:span>error always occurs.</text:p>
      <text:h text:style-name="Heading_20_1" text:outline-level="1"><text:span text:style-name="T3">p</text:span>36:</text:h>
      <text:p text:style-name="P5"><text:tab/>The behavior of this program is very interesting. Knowing, as we said before that a segmentation fault error takes place when trying to access a memory area that we do not have access to. For my system, this error happens when we iterate over the loop 349 times. The array we have declared only occupies 5 bytes in memory, so after the fifth iteration we are printing data outside of our array. If we look at the terminal, we will find that the first five numbers are always 0; the value we initialized the array with. Then, all we get is rubbish data, information living in memory that we did not initialize in our code. For 348 iterations everything goes “well”, we are printing junk data, but it does not throw any error. The thing is, with 349 it suddenly throws a segmentation fault error, just like with the pointer to NULL we were using before. This means that 349 bytes away from our array there is a region of memory we do not have access to, thus, the program terminates. Surprisingly enough, the error happens exactly after the same number is printed. If we do not alter the memory of our PC (by using other programs and the like) we see than that the last byte we have access to is the same always. The error will be the same, and at the same position no matter if we want 349, 500 or 10000 iterations. We should note that the value 349 is for the system I am writing this with and at this precise moment. If I were to reboot my computer it would be another value, but we will eventually get the error if the iterations are big enough.</text:p>
      <text:p text:style-name="P6"><text:soft-page-break/></text:p>
      <text:h text:style-name="Heading_20_1" text:outline-level="1"><text:span text:style-name="T3">p</text:span>37:</text:h>
      <text:p text:style-name="P6"><text:tab/>This program is even more surprising than the previous one. To fully understand what is going on here we have to dig deeper into the C language standards and the architecture of modern computers. We also have to distinguish between integers and floating point numbers (floats and doubles). Regarding the architecture of modern computers, we should point out the existence of the FPU (Floating-Point Unit). <text:span text:style-name="T2">Operations on integers, and in this case, divisions, are carried out by a regular CPU. The thing is, the CPU does not protect itself from a division by 0. When it tries to do it, it is not capable of representing the result and hence throws a “Floating Point Exception”. Now, the picture with floats is a little bit more complicated. We should note that the C standard defines a division by 0 as undefined behavior (fancy way of saying that anything could happen). This is true for ints, as they are not really a standard. The C standard is, nevertheless, overridden by the </text:span><text:a xlink:type="simple" xlink:href="https://en.wikipedia.org/wiki/IEEE_754#Exception_handling" text:style-name="Internet_20_link" text:visited-style-name="Visited_20_Internet_20_Link"><text:span text:style-name="T2">IEEE</text:span></text:a><text:span text:style-name="T2"> (Institute of Electrical and Electronics Engineering) floating point standard. The IEEE says that in any floating point implementation, such as the one in C, five exceptions are contemplated, with the division by 0 being one of them. The standard says that this operation has to return + or – INF (infinity). That is why doing that operation on doubles and floats does not throw a crash, nor an exception. This is in fact possible because the FPU performs these operations, and it is capable of sending a signal when it encounters a division by 0. Then, the IEEE standard also reserves a combination that is capable of representing this result. This has all been made because floats and doubles are often used in engineering and science, disciplines where an INF result has meaning and should be returned by any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6T10:24:10.779194797</meta:creation-date>
    <dc:date>2018-02-17T17:21:36.686663138</dc:date>
    <meta:editing-duration>PT43M9S</meta:editing-duration>
    <meta:editing-cycles>9</meta:editing-cycles>
    <meta:generator>LibreOffice/6.0.0.3$MacOSX_X86_64 LibreOffice_project/64a0f66915f38c6217de274f0aa8e15618924765</meta:generator>
    <meta:document-statistic meta:table-count="0" meta:image-count="0" meta:object-count="0" meta:page-count="2" meta:paragraph-count="11" meta:word-count="874" meta:character-count="4735" meta:non-whitespace-character-count="3866"/>
  </office:meta>
</office:document-meta>
</file>